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(0.8-((Level-1)*0.007))^(Level-1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ick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ticks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~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0.8-(([.A4]-1)*0.007))^([.A4]-1)" office:value-type="float" office:value="1" calcext:value-type="float">
            <text:p>1</text:p>
          </table:table-cell>
          <table:table-cell table:formula="of:=FLOOR([.B4]*[.$B$24])" office:value-type="float" office:value="1666666" calcext:value-type="float">
            <text:p>1666666</text:p>
          </table:table-cell>
          <table:table-cell table:formula="of:=[.B4]*1000" office:value-type="float" office:value="1000" calcext:value-type="float">
            <text:p>1000</text:p>
          </table:table-cell>
          <table:table-cell table:formula="of:=FLOOR([.D4]*[.$B$24]/1000000)" office:value-type="float" office:value="1666" calcext:value-type="float">
            <text:p>1666</text:p>
          </table:table-cell>
          <table:table-cell table:formula="of:=[.C4]/[.$C$18]" office:value-type="float" office:value="141.67511050663" calcext:value-type="float">
            <text:p>141.67511050663</text:p>
          </table:table-cell>
          <table:table-cell table:formula="of:=ROUND([.F4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0.8-(([.A5]-1)*0.007))^([.A5]-1)" office:value-type="float" office:value="0.793" calcext:value-type="float">
            <text:p>0.793</text:p>
          </table:table-cell>
          <table:table-cell table:formula="of:=FLOOR([.B5]*[.$B$24])" office:value-type="float" office:value="1321666" calcext:value-type="float">
            <text:p>1321666</text:p>
          </table:table-cell>
          <table:table-cell table:formula="of:=[.B5]*1000" office:value-type="float" office:value="793" calcext:value-type="float">
            <text:p>793</text:p>
          </table:table-cell>
          <table:table-cell table:formula="of:=FLOOR([.D5]*[.$B$24]/1000000)" office:value-type="float" office:value="1321" calcext:value-type="float">
            <text:p>1321</text:p>
          </table:table-cell>
          <table:table-cell table:formula="of:=[.C5]/[.$C$18]" office:value-type="float" office:value="112.348350901054" calcext:value-type="float">
            <text:p>112.348350901054</text:p>
          </table:table-cell>
          <table:table-cell table:formula="of:=ROUND([.F5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0.8-(([.A6]-1)*0.007))^([.A6]-1)" office:value-type="float" office:value="0.617796" calcext:value-type="float">
            <text:p>0.617796</text:p>
          </table:table-cell>
          <table:table-cell table:formula="of:=FLOOR([.B6]*[.$B$24])" office:value-type="float" office:value="1029659" calcext:value-type="float">
            <text:p>1029659</text:p>
          </table:table-cell>
          <table:table-cell table:formula="of:=[.B6]*1000" office:value-type="float" office:value="617.796" calcext:value-type="float">
            <text:p>617.796</text:p>
          </table:table-cell>
          <table:table-cell table:formula="of:=FLOOR([.D6]*[.$B$24]/1000000)" office:value-type="float" office:value="1029" calcext:value-type="float">
            <text:p>1029</text:p>
          </table:table-cell>
          <table:table-cell table:formula="of:=[.C6]/[.$C$18]" office:value-type="float" office:value="87.5262665759946" calcext:value-type="float">
            <text:p>87.5262665759946</text:p>
          </table:table-cell>
          <table:table-cell table:formula="of:=ROUND([.F6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0.8-(([.A7]-1)*0.007))^([.A7]-1)" office:value-type="float" office:value="0.472729139" calcext:value-type="float">
            <text:p>0.472729139</text:p>
          </table:table-cell>
          <table:table-cell table:formula="of:=FLOOR([.B7]*[.$B$24])" office:value-type="float" office:value="787881" calcext:value-type="float">
            <text:p>787881</text:p>
          </table:table-cell>
          <table:table-cell table:formula="of:=[.B7]*1000" office:value-type="float" office:value="472.729139" calcext:value-type="float">
            <text:p>472.729139</text:p>
          </table:table-cell>
          <table:table-cell table:formula="of:=FLOOR([.D7]*[.$B$24]/1000000)" office:value-type="float" office:value="787" calcext:value-type="float">
            <text:p>787</text:p>
          </table:table-cell>
          <table:table-cell table:formula="of:=[.C7]/[.$C$18]" office:value-type="float" office:value="66.9739034342061" calcext:value-type="float">
            <text:p>66.9739034342061</text:p>
          </table:table-cell>
          <table:table-cell table:formula="of:=ROUND([.F7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8-(([.A8]-1)*0.007))^([.A8]-1)" office:value-type="float" office:value="0.355196928256" calcext:value-type="float">
            <text:p>0.355196928256</text:p>
          </table:table-cell>
          <table:table-cell table:formula="of:=FLOOR([.B8]*[.$B$24])" office:value-type="float" office:value="591994" calcext:value-type="float">
            <text:p>591994</text:p>
          </table:table-cell>
          <table:table-cell table:formula="of:=[.B8]*1000" office:value-type="float" office:value="355.196928256" calcext:value-type="float">
            <text:p>355.196928256</text:p>
          </table:table-cell>
          <table:table-cell table:formula="of:=FLOOR([.D8]*[.$B$24]/1000000)" office:value-type="float" office:value="591" calcext:value-type="float">
            <text:p>591</text:p>
          </table:table-cell>
          <table:table-cell table:formula="of:=[.C8]/[.$C$18]" office:value-type="float" office:value="50.322509350561" calcext:value-type="float">
            <text:p>50.322509350561</text:p>
          </table:table-cell>
          <table:table-cell table:formula="of:=ROUND([.F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0.8-(([.A9]-1)*0.007))^([.A9]-1)" office:value-type="float" office:value="0.262003549978125" calcext:value-type="float">
            <text:p>0.262003549978125</text:p>
          </table:table-cell>
          <table:table-cell table:formula="of:=FLOOR([.B9]*[.$B$24])" office:value-type="float" office:value="436672" calcext:value-type="float">
            <text:p>436672</text:p>
          </table:table-cell>
          <table:table-cell table:formula="of:=[.B9]*1000" office:value-type="float" office:value="262.003549978125" calcext:value-type="float">
            <text:p>262.003549978125</text:p>
          </table:table-cell>
          <table:table-cell table:formula="of:=FLOOR([.D9]*[.$B$24]/1000000)" office:value-type="float" office:value="436" calcext:value-type="float">
            <text:p>436</text:p>
          </table:table-cell>
          <table:table-cell table:formula="of:=[.C9]/[.$C$18]" office:value-type="float" office:value="37.1193471608296" calcext:value-type="float">
            <text:p>37.1193471608296</text:p>
          </table:table-cell>
          <table:table-cell table:formula="of:=ROUND([.F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8-(([.A10]-1)*0.007))^([.A10]-1)" office:value-type="float" office:value="0.189677245332718" calcext:value-type="float">
            <text:p>0.189677245332718</text:p>
          </table:table-cell>
          <table:table-cell table:formula="of:=FLOOR([.B10]*[.$B$24])" office:value-type="float" office:value="316128" calcext:value-type="float">
            <text:p>316128</text:p>
          </table:table-cell>
          <table:table-cell table:formula="of:=[.B10]*1000" office:value-type="float" office:value="189.677245332718" calcext:value-type="float">
            <text:p>189.677245332718</text:p>
          </table:table-cell>
          <table:table-cell table:formula="of:=FLOOR([.D10]*[.$B$24]/1000000)" office:value-type="float" office:value="316" calcext:value-type="float">
            <text:p>316</text:p>
          </table:table-cell>
          <table:table-cell table:formula="of:=[.C10]/[.$C$18]" office:value-type="float" office:value="26.872492349541" calcext:value-type="float">
            <text:p>26.872492349541</text:p>
          </table:table-cell>
          <table:table-cell table:formula="of:=ROUND([.F10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8-(([.A11]-1)*0.007))^([.A11]-1)" office:value-type="float" office:value="0.134734730815559" calcext:value-type="float">
            <text:p>0.134734730815559</text:p>
          </table:table-cell>
          <table:table-cell table:formula="of:=FLOOR([.B11]*[.$B$24])" office:value-type="float" office:value="224557" calcext:value-type="float">
            <text:p>224557</text:p>
          </table:table-cell>
          <table:table-cell table:formula="of:=[.B11]*1000" office:value-type="float" office:value="134.734730815559" calcext:value-type="float">
            <text:p>134.734730815559</text:p>
          </table:table-cell>
          <table:table-cell table:formula="of:=FLOOR([.D11]*[.$B$24]/1000000)" office:value-type="float" office:value="224" calcext:value-type="float">
            <text:p>224</text:p>
          </table:table-cell>
          <table:table-cell table:formula="of:=[.C11]/[.$C$18]" office:value-type="float" office:value="19.0884903094186" calcext:value-type="float">
            <text:p>19.0884903094186</text:p>
          </table:table-cell>
          <table:table-cell table:formula="of:=ROUND([.F1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0.8-(([.A12]-1)*0.007))^([.A12]-1)" office:value-type="float" office:value="0.0938822489042127" calcext:value-type="float">
            <text:p>0.0938822489042127</text:p>
          </table:table-cell>
          <table:table-cell table:formula="of:=FLOOR([.B12]*[.$B$24])" office:value-type="float" office:value="156470" calcext:value-type="float">
            <text:p>156470</text:p>
          </table:table-cell>
          <table:table-cell table:formula="of:=[.B12]*1000" office:value-type="float" office:value="93.8822489042127" calcext:value-type="float">
            <text:p>93.8822489042127</text:p>
          </table:table-cell>
          <table:table-cell table:formula="of:=FLOOR([.D12]*[.$B$24]/1000000)" office:value-type="float" office:value="156" calcext:value-type="float">
            <text:p>156</text:p>
          </table:table-cell>
          <table:table-cell table:formula="of:=[.C12]/[.$C$18]" office:value-type="float" office:value="13.3007480448827" calcext:value-type="float">
            <text:p>13.3007480448827</text:p>
          </table:table-cell>
          <table:table-cell table:formula="of:=ROUND([.F1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.8-(([.A13]-1)*0.007))^([.A13]-1)" office:value-type="float" office:value="0.0641515849598558" calcext:value-type="float">
            <text:p>0.0641515849598558</text:p>
          </table:table-cell>
          <table:table-cell table:formula="of:=FLOOR([.B13]*[.$B$24])" office:value-type="float" office:value="106919" calcext:value-type="float">
            <text:p>106919</text:p>
          </table:table-cell>
          <table:table-cell table:formula="of:=[.B13]*1000" office:value-type="float" office:value="64.1515849598558" calcext:value-type="float">
            <text:p>64.1515849598558</text:p>
          </table:table-cell>
          <table:table-cell table:formula="of:=FLOOR([.D13]*[.$B$24]/1000000)" office:value-type="float" office:value="106" calcext:value-type="float">
            <text:p>106</text:p>
          </table:table-cell>
          <table:table-cell table:formula="of:=[.C13]/[.$C$18]" office:value-type="float" office:value="9.08866031961918" calcext:value-type="float">
            <text:p>9.08866031961918</text:p>
          </table:table-cell>
          <table:table-cell table:formula="of:=ROUND([.F1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0.8-(([.A14]-1)*0.007))^([.A14]-1)" office:value-type="float" office:value="0.0429762582970356" calcext:value-type="float">
            <text:p>0.0429762582970356</text:p>
          </table:table-cell>
          <table:table-cell table:formula="of:=FLOOR([.B14]*[.$B$24])" office:value-type="float" office:value="71627" calcext:value-type="float">
            <text:p>71627</text:p>
          </table:table-cell>
          <table:table-cell table:formula="of:=[.B14]*1000" office:value-type="float" office:value="42.9762582970356" calcext:value-type="float">
            <text:p>42.9762582970356</text:p>
          </table:table-cell>
          <table:table-cell table:formula="of:=FLOOR([.D14]*[.$B$24]/1000000)" office:value-type="float" office:value="71" calcext:value-type="float">
            <text:p>71</text:p>
          </table:table-cell>
          <table:table-cell table:formula="of:=[.C14]/[.$C$18]" office:value-type="float" office:value="6.08866031961918" calcext:value-type="float">
            <text:p>6.08866031961918</text:p>
          </table:table-cell>
          <table:table-cell table:formula="of:=ROUND([.F1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0.8-(([.A15]-1)*0.007))^([.A15]-1)" office:value-type="float" office:value="0.0282176778012116" calcext:value-type="float">
            <text:p>0.0282176778012116</text:p>
          </table:table-cell>
          <table:table-cell table:formula="of:=FLOOR([.B15]*[.$B$24])" office:value-type="float" office:value="47029" calcext:value-type="float">
            <text:p>47029</text:p>
          </table:table-cell>
          <table:table-cell table:formula="of:=[.B15]*1000" office:value-type="float" office:value="28.2176778012116" calcext:value-type="float">
            <text:p>28.2176778012116</text:p>
          </table:table-cell>
          <table:table-cell table:formula="of:=FLOOR([.D15]*[.$B$24]/1000000)" office:value-type="float" office:value="47" calcext:value-type="float">
            <text:p>47</text:p>
          </table:table-cell>
          <table:table-cell table:formula="of:=[.C15]/[.$C$18]" office:value-type="float" office:value="3.99770486229174" calcext:value-type="float">
            <text:p>3.99770486229174</text:p>
          </table:table-cell>
          <table:table-cell table:formula="of:=ROUND([.F1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0.8-(([.A16]-1)*0.007))^([.A16]-1)" office:value-type="float" office:value="0.0181533285435177" calcext:value-type="float">
            <text:p>0.0181533285435177</text:p>
          </table:table-cell>
          <table:table-cell table:formula="of:=FLOOR([.B16]*[.$B$24])" office:value-type="float" office:value="30255" calcext:value-type="float">
            <text:p>30255</text:p>
          </table:table-cell>
          <table:table-cell table:formula="of:=[.B16]*1000" office:value-type="float" office:value="18.1533285435177" calcext:value-type="float">
            <text:p>18.1533285435177</text:p>
          </table:table-cell>
          <table:table-cell table:formula="of:=FLOOR([.D16]*[.$B$24]/1000000)" office:value-type="float" office:value="30" calcext:value-type="float">
            <text:p>30</text:p>
          </table:table-cell>
          <table:table-cell table:formula="of:=[.C16]/[.$C$18]" office:value-type="float" office:value="2.57182930975859" calcext:value-type="float">
            <text:p>2.57182930975859</text:p>
          </table:table-cell>
          <table:table-cell table:formula="of:=ROUND([.F1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0.8-(([.A17]-1)*0.007))^([.A17]-1)" office:value-type="float" office:value="0.0114393423468074" calcext:value-type="float">
            <text:p>0.0114393423468074</text:p>
          </table:table-cell>
          <table:table-cell table:formula="of:=FLOOR([.B17]*[.$B$24])" office:value-type="float" office:value="19065" calcext:value-type="float">
            <text:p>19065</text:p>
          </table:table-cell>
          <table:table-cell table:formula="of:=[.B17]*1000" office:value-type="float" office:value="11.4393423468074" calcext:value-type="float">
            <text:p>11.4393423468074</text:p>
          </table:table-cell>
          <table:table-cell table:formula="of:=FLOOR([.D17]*[.$B$24]/1000000)" office:value-type="float" office:value="19" calcext:value-type="float">
            <text:p>19</text:p>
          </table:table-cell>
          <table:table-cell table:formula="of:=[.C17]/[.$C$18]" office:value-type="float" office:value="1.62062223733424" calcext:value-type="float">
            <text:p>1.62062223733424</text:p>
          </table:table-cell>
          <table:table-cell table:formula="of:=ROUND([.F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0.8-(([.A18]-1)*0.007))^([.A18]-1)" office:value-type="float" office:value="0.00705861622093422" calcext:value-type="float">
            <text:p>0.00705861622093422</text:p>
          </table:table-cell>
          <table:table-cell table:formula="of:=FLOOR([.B18]*[.$B$24])" office:value-type="float" office:value="11764" calcext:value-type="float">
            <text:p>11764</text:p>
          </table:table-cell>
          <table:table-cell table:formula="of:=[.B18]*1000" office:value-type="float" office:value="7.05861622093422" calcext:value-type="float">
            <text:p>7.05861622093422</text:p>
          </table:table-cell>
          <table:table-cell table:formula="of:=FLOOR([.D18]*[.$B$24]/1000000)" office:value-type="float" office:value="11" calcext:value-type="float">
            <text:p>11</text:p>
          </table:table-cell>
          <table:table-cell table:formula="of:=[.C18]/[.$C$18]" office:value-type="float" office:value="1" calcext:value-type="float">
            <text:p>1</text:p>
          </table:table-cell>
          <table:table-cell table:formula="of:=ROUND([.F18])"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float" office:value="20000000" calcext:value-type="float">
            <text:p>20.000.000</text:p>
          </table:table-cell>
          <table:table-cell table:style-name="ce1" table:formula="of:=FLOOR([.A24]/12)" office:value-type="float" office:value="1666666" calcext:value-type="float">
            <text:p>1.666.6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9" number:language="de" number:country="DE">
      <number:number number:decimal-places="8" number:min-decimal-places="0" number:min-integer-digits="1" number:decimal-replacement="" number:grouping="true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8:05:43.524454314</meta:creation-date>
    <dc:date>2022-12-28T18:32:17.147822847</dc:date>
    <meta:editing-duration>PT4M49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